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53.15mm"/>
    </style:style>
    <style:style style:name="co5" style:family="table-column">
      <style:table-column-properties fo:break-before="auto" style:column-width="42mm"/>
    </style:style>
    <style:style style:name="co6" style:family="table-column">
      <style:table-column-properties fo:break-before="auto" style:column-width="36.74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6.88mm"/>
    </style:style>
    <style:style style:name="co10" style:family="table-column">
      <style:table-column-properties fo:break-before="auto" style:column-width="9.61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rror_log_sr2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mage 1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lon</text:p>
          </table:table-cell>
          <table:table-cell office:value-type="string" calcext:value-type="string">
            <text:p>Actual GPS lat</text:p>
          </table:table-cell>
          <table:table-cell office:value-type="string" calcext:value-type="string">
            <text:p>Actual GPS l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024.jpg</text:p>
          </table:table-cell>
          <table:table-cell office:value-type="string" calcext:value-type="string">
            <text:p>0002025.jpg</text:p>
          </table:table-cell>
          <table:table-cell office:value-type="float" office:value="149.8874093762" calcext:value-type="float">
            <text:p>149.8874093762</text:p>
          </table:table-cell>
          <table:table-cell office:value-type="float" office:value="298.0485998956" calcext:value-type="float">
            <text:p>298.0485998956</text:p>
          </table:table-cell>
          <table:table-cell office:value-type="float" office:value="34.9098544792" calcext:value-type="float">
            <text:p>34.9098544792</text:p>
          </table:table-cell>
          <table:table-cell office:value-type="float" office:value="-89.6208796649" calcext:value-type="float">
            <text:p>-89.6208796649</text:p>
          </table:table-cell>
          <table:table-cell office:value-type="float" office:value="34.91236" calcext:value-type="float">
            <text:p>34.91236</text:p>
          </table:table-cell>
          <table:table-cell office:value-type="float" office:value="-83.61914" calcext:value-type="float">
            <text:p>-83.61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025.jpg</text:p>
          </table:table-cell>
          <table:table-cell office:value-type="string" calcext:value-type="string">
            <text:p>0002026.jpg</text:p>
          </table:table-cell>
          <table:table-cell office:value-type="float" office:value="117.8667901866" calcext:value-type="float">
            <text:p>117.8667901866</text:p>
          </table:table-cell>
          <table:table-cell office:value-type="float" office:value="229.4458932955" calcext:value-type="float">
            <text:p>229.4458932955</text:p>
          </table:table-cell>
          <table:table-cell office:value-type="float" office:value="34.9104505995" calcext:value-type="float">
            <text:p>34.9104505995</text:p>
          </table:table-cell>
          <table:table-cell office:value-type="float" office:value="-89.6205087447" calcext:value-type="float">
            <text:p>-89.6205087447</text:p>
          </table:table-cell>
          <table:table-cell office:value-type="float" office:value="34.91236" calcext:value-type="float">
            <text:p>34.91236</text:p>
          </table:table-cell>
          <table:table-cell office:value-type="float" office:value="-83.61914" calcext:value-type="float">
            <text:p>-83.61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026.jpg</text:p>
          </table:table-cell>
          <table:table-cell office:value-type="string" calcext:value-type="string">
            <text:p>0002027.jpg</text:p>
          </table:table-cell>
          <table:table-cell office:value-type="float" office:value="41.0501028656" calcext:value-type="float">
            <text:p>41.0501028656</text:p>
          </table:table-cell>
          <table:table-cell office:value-type="float" office:value="74.8251543671" calcext:value-type="float">
            <text:p>74.8251543671</text:p>
          </table:table-cell>
          <table:table-cell office:value-type="float" office:value="34.9118293812" calcext:value-type="float">
            <text:p>34.9118293812</text:p>
          </table:table-cell>
          <table:table-cell office:value-type="float" office:value="-89.6196734036" calcext:value-type="float">
            <text:p>-89.6196734036</text:p>
          </table:table-cell>
          <table:table-cell office:value-type="float" office:value="34.91236" calcext:value-type="float">
            <text:p>34.91236</text:p>
          </table:table-cell>
          <table:table-cell office:value-type="float" office:value="-83.61914" calcext:value-type="float">
            <text:p>-83.61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027.jpg</text:p>
          </table:table-cell>
          <table:table-cell office:value-type="string" calcext:value-type="string">
            <text:p>0002028.jpg</text:p>
          </table:table-cell>
          <table:table-cell office:value-type="float" office:value="27.6382559636" calcext:value-type="float">
            <text:p>27.6382559636</text:p>
          </table:table-cell>
          <table:table-cell office:value-type="float" office:value="45.4231094704" calcext:value-type="float">
            <text:p>45.4231094704</text:p>
          </table:table-cell>
          <table:table-cell office:value-type="float" office:value="34.912065693" calcext:value-type="float">
            <text:p>34.912065693</text:p>
          </table:table-cell>
          <table:table-cell office:value-type="float" office:value="-89.6194969909" calcext:value-type="float">
            <text:p>-89.6194969909</text:p>
          </table:table-cell>
          <table:table-cell office:value-type="float" office:value="34.91236" calcext:value-type="float">
            <text:p>34.91236</text:p>
          </table:table-cell>
          <table:table-cell office:value-type="float" office:value="-83.61914" calcext:value-type="float">
            <text:p>-83.619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002028.jpg</text:p>
          </table:table-cell>
          <table:table-cell office:value-type="string" calcext:value-type="string">
            <text:p>0002029.jpg</text:p>
          </table:table-cell>
          <table:table-cell office:value-type="float" office:value="18.5920984991" calcext:value-type="float">
            <text:p>18.5920984991</text:p>
          </table:table-cell>
          <table:table-cell office:value-type="float" office:value="25.5621668837" calcext:value-type="float">
            <text:p>25.5621668837</text:p>
          </table:table-cell>
          <table:table-cell office:value-type="float" office:value="34.9122134865" calcext:value-type="float">
            <text:p>34.9122134865</text:p>
          </table:table-cell>
          <table:table-cell office:value-type="float" office:value="-89.6193669438" calcext:value-type="float">
            <text:p>-89.6193669438</text:p>
          </table:table-cell>
          <table:table-cell office:value-type="float" office:value="34.91236" calcext:value-type="float">
            <text:p>34.91236</text:p>
          </table:table-cell>
          <table:table-cell office:value-type="float" office:value="-83.61914" calcext:value-type="float">
            <text:p>-83.6191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9:16:22.404554770</dc:date>
    <meta:editing-duration>PT1M26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